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8"/>
    <style:style style:name="P26" style:family="paragraph" style:parent-style-name="Standard" style:list-style-name="L8">
      <style:paragraph-properties>
        <style:tab-stops/>
      </style:paragraph-properties>
    </style:style>
    <style:style style:name="P27" style:family="paragraph" style:parent-style-name="Standard" style:list-style-name="L13"/>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5044796667764017"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
      <text:p text:style-name="P1">TODO OVERALL</text:p>
      <text:list xml:id="list8293259231163065155"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5651461350658195117" text:style-name="L3">
        <text:list-item>
          <text:p text:style-name="P6">controlling writing size and ball rolling in right place and always leave the page properly – think its issue is it being part of the pg1 div maybe do it as part of the body</text:p>
        </text:list-item>
      </text:list>
      <text:p text:style-name="Standard"/>
      <text:p text:style-name="P1">TODO PG2</text:p>
      <text:list xml:id="list7289000917315646144"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4095264339059399225"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text:soft-page-break/></text:p>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313386871716009337" text:style-name="RTF_5f_Num_20_2">
        <text:list-item>
          <text:p text:style-name="P28">as magnifier turns it magnifies right card then middles then left left middle right</text:p>
        </text:list-item>
        <text:list-item>
          <text:p text:style-name="P28">use pg4 loop and equation for line placement in the transistion to next page place all marbles along the line right to left and give the animated marbles the positions behind.</text:p>
        </text:list-item>
        <text:list-item>
          <text:p text:style-name="P28">why if go to pg 3 above it marble 3 is above the page (before anything trigger)</text:p>
        </text:list-item>
        <text:list-item>
          <text:p text:style-name="P28">make marble 3 invisible as being replaced by my marble anyway</text:p>
        </text:list-item>
        <text:list-item>
          <text:p text:style-name="P28">for both the glass first page and marble pg2 and marbles pg 3 need to be able to animate to another objects position</text:p>
        </text:list-item>
        <text:list-item>
          <text:p text:style-name="P28">is it possible to make handle better synced with marbles so always points at front one</text:p>
        </text:list-item>
        <text:list-item>
          <text:p text:style-name="P28">the shape can go over the corner so needs some set padding – which will inturn affect the shape so gonna need to be carefully done</text:p>
        </text:list-item>
        <text:list-item>
          <text:p text:style-name="P28">make container not exceed space but shrink contents, maybe not fluid container but flex items bootstrap</text:p>
        </text:list-item>
        <text:list-item>
          <text:p text:style-name="P29">the magnifier no longer responding well to stretch</text:p>
        </text:list-item>
      </text:list>
      <text:p text:style-name="P1"/>
      <text:p text:style-name="P1">TODO PG4</text:p>
      <text:list xml:id="list6674164093565498606"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536106042116448103" text:style-name="L7">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Design need to be clickable so no hover swipe effects by moving over it just buttons</text:p>
        </text:list-item>
        <text:list-item>
          <text:p text:style-name="P10">need two arrow buttons and a close butto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
      <text:p text:style-name="P1"/>
      <text:p text:style-name="P1">TODO Carousel</text:p>
      <text:list xml:id="list5494325669522181153" text:style-name="L8">
        <text:list-item>
          <text:p text:style-name="P25"><text:span text:style-name="T1">im not sure i need slots as wont be replacing the html but will be replacing the values in it</text:span></text:p>
        </text:list-item>
        <text:list-item>
          <text:p text:style-name="P25"><text:span text:style-name="T1">will i need to template the card, and the list elements and build cards from three templates</text:span></text:p>
        </text:list-item>
        <text:list-item>
          <text:p text:style-name="P2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5"><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5"><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5">another way putting into templates <text:a xlink:type="simple" xlink:href="https://blog.teamtreehouse.com/creating-reusable-markup-with-the-html-template-element" text:style-name="Internet_20_link" text:visited-style-name="Visited_20_Internet_20_Link">https://blog.teamtreehouse.com/creating-reusable-</text:a><text:a xlink:type="simple" xlink:href="https://blog.teamtreehouse.com/creating-reusable-markup-with-the-html-template-element" text:style-name="Internet_20_link" text:visited-style-name="Visited_20_Internet_20_Link">markup-with-the-html-template-element</text:a> </text:p>
        </text:list-item>
        <text:list-item>
          <text:p text:style-name="P22"><text:soft-page-break/><text:a xlink:type="simple" xlink:href="https://www.w3schools.com/tags/tag_template.asp" text:style-name="Internet_20_link" text:visited-style-name="Visited_20_Internet_20_Link">https://www.w3schools.com/tags/tag_template.asp</text:a> </text:p>
        </text:list-item>
        <text:list-item>
          <text:p text:style-name="P22"><text:a xlink:type="simple" xlink:href="https://www.w3schools.com/howto/howto_js_sidenav.asp" text:style-name="Internet_20_link" text:visited-style-name="Visited_20_Internet_20_Link">https://www.w3schools.com/howto/howto_js_sidenav.asp</text:a> </text:p>
        </text:list-item>
        <text:list-item>
          <text:p text:style-name="P12">find out how to order a selected set of cards by the value in the array element they have been selected for</text:p>
        </text:list-item>
        <text:list-item>
          <text:p text:style-name="P26"><text:span text:style-name="T1">Make easy to do carousel - </text:span><text:a xlink:type="simple" xlink:href="https://github.com/specious/cloud9carousel/blob/master/README.md" text:style-name="Internet_20_link" text:visited-style-name="Visited_20_Internet_20_Link">https://github.com/specious/cloud9carousel/blob/master/README.md</text:a> </text:p>
        </text:list-item>
        <text:list-item>
          <text:p text:style-name="P2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499641935416842088" text:style-name="L9">
        <text:list-item>
          <text:p text:style-name="P13">Admin carousell enable to alter and input cards info </text:p>
        </text:list-item>
      </text:list>
      <text:p text:style-name="P1"/>
      <text:p text:style-name="P1">TODO Backend</text:p>
      <text:p text:style-name="P1"/>
      <text:p text:style-name="P1">TODO Host</text:p>
      <text:list xml:id="list3720913182006546071"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577829719499165507" text:style-name="L11">
        <text:list-item>
          <text:p text:style-name="P23"><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4925743826413026714"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p text:style-name="P16"/>
        </text:list-item>
      </text:list>
      <text:p text:style-name="P3"/>
      <text:p text:style-name="P1"/>
      <text:p text:style-name="P1"/>
      <text:p text:style-name="P1"/>
      <text:p text:style-name="P1">Reflection</text:p>
      <text:list xml:id="list2899696372849855950" text:style-name="L13">
        <text:list-item>
          <text:p text:style-name="P27"><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text:soft-page-break/>moustache, better use mongoose – read documentation take notes</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text:soft-page-break/></text:p>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8M37S</meta:editing-duration>
    <meta:editing-cycles>22</meta:editing-cycles>
    <meta:generator>OpenOffice/4.1.5$Win32 OpenOffice.org_project/415m1$Build-9789</meta:generator>
    <dc:date>2019-08-03T12:10:56.72</dc:date>
    <dc:creator>Phil Tate</dc:creator>
    <meta:document-statistic meta:table-count="0" meta:image-count="0" meta:object-count="0" meta:page-count="5" meta:paragraph-count="150" meta:word-count="1064" meta:character-count="7934"/>
    <meta:user-defined meta:name="Info 1"/>
    <meta:user-defined meta:name="Info 2"/>
    <meta:user-defined meta:name="Info 3"/>
    <meta:user-defined meta:name="Info 4"/>
  </office:meta>
</office:document-meta>
</file>